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 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5b9bd5"/>
      <style:text-properties fo:color="#24292e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5b9bd5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5b9bd5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  <style:style style:name="T4" style:family="text">
      <style:text-properties fo:color="#000000" style:font-name="Calibri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Calibri (Corps)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Calibri (Corps)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fo:color="#000000" style:font-name="Calibri (Corps)" fo:font-size="12pt" fo:font-weight="normal" style:text-underline-style="none" style:text-underline-color="font-color" style:text-line-through-type="none" style:text-outline="false" fo:text-shadow="none" style:text-position="0% 100%" style:font-name-complex="Calibri (Corps)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1009" table:default-cell-style-name="ce6"/>
        <table:table-row table:style-name="ro1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Auteur(s)</text:p>
          </table:table-cell>
          <table:table-cell table:style-name="ce1" office:value-type="string" calcext:value-type="string">
            <text:p>Type de document</text:p>
          </table:table-cell>
          <table:table-cell table:style-name="ce1" office:value-type="string" calcext:value-type="string">
            <text:p>Date de création du document</text:p>
          </table:table-cell>
          <table:table-cell table:style-name="ce1" office:value-type="string" calcext:value-type="string">
            <text:p>Editeur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Techniques - données matérielles</text:p>
          </table:table-cell>
          <table:table-cell table:style-name="ce1" office:value-type="string" calcext:value-type="string">
            <text:p>Lieux de conservation</text:p>
          </table:table-cell>
          <table:table-cell table:style-name="ce1" office:value-type="string" calcext:value-type="string">
            <text:p>Cote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utres lieux de conservation / édition</text:p>
          </table:table-cell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Transcription</text:p>
          </table:table-cell>
          <table:table-cell table:style-name="ce1" office:value-type="string" calcext:value-type="string">
            <text:p>Stylage</text:p>
          </table:table-cell>
          <table:table-cell table:style-name="ce1" office:value-type="string" calcext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 calcext:value-type="string">
            <text:p>Varlet Charles, sieur de La Grange</text:p>
          </table:table-cell>
          <table:table-cell table:style-name="ce5" office:value-type="string" calcext:value-type="string">
            <text:p>Comptes (édition)</text:p>
          </table:table-cell>
          <table:table-cell table:style-name="ce5" office:value-type="string" calcext:value-type="string">
            <text:p>1664 ou posterieur</text:p>
          </table:table-cell>
          <table:table-cell table:style-name="ce8" office:value-type="string" calcext:value-type="string">
            <text:p>J. Claye</text:p>
          </table:table-cell>
          <table:table-cell table:style-name="ce5"/>
          <table:table-cell table:style-name="ce9"/>
          <table:table-cell table:style-name="ce5" office:value-type="string" calcext:value-type="string">
            <text:p>Originaux : Paris, Archives de la Comédie française</text:p>
          </table:table-cell>
          <table:table-cell table:style-name="ce5"/>
          <table:table-cell table:style-name="ce14" office:value-type="string" calcext:value-type="string">
            <text:p><text:a xlink:href="https://gallica.bnf.fr/ark:/12148/bpt6k1462449/f157.item" xlink:type="simple">https://gallica.bnf.fr/ark:/12148/bpt6k1462449/f157.item</text:a></text:p>
          </table:table-cell>
          <table:table-cell table:style-name="ce7"/>
          <table:table-cell table:style-name="ce24" office:value-type="string" calcext:value-type="string">
            <text:p>merveilles17_arc_acflagrange_001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3">
          <table:table-cell table:style-name="ce2" office:value-type="string" calcext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 calcext:value-type="string">
            <text:p>Varlet Charles, sieur de La Grange</text:p>
          </table:table-cell>
          <table:table-cell table:style-name="ce5" office:value-type="string" calcext:value-type="string">
            <text:p>Comptes (édition)</text:p>
          </table:table-cell>
          <table:table-cell table:style-name="ce5" office:value-type="string" calcext:value-type="string">
            <text:p>1664 ou posterieur</text:p>
          </table:table-cell>
          <table:table-cell table:style-name="ce8" office:value-type="string" calcext:value-type="string">
            <text:p>J. Claye</text:p>
          </table:table-cell>
          <table:table-cell table:style-name="ce5"/>
          <table:table-cell table:style-name="ce9"/>
          <table:table-cell table:style-name="ce5" office:value-type="string" calcext:value-type="string">
            <text:p>Originaux : Paris, Archives de la Comédie française</text:p>
          </table:table-cell>
          <table:table-cell table:style-name="ce5"/>
          <table:table-cell table:style-name="ce14" office:value-type="string" calcext:value-type="string">
            <text:p><text:a xlink:href="https://gallica.bnf.fr/ark:/12148/bpt6k1462449/f158" xlink:type="simple">https://gallica.bnf.fr/ark:/12148/bpt6k1462449/f158</text:a></text:p>
          </table:table-cell>
          <table:table-cell table:style-name="ce7"/>
          <table:table-cell table:style-name="ce24" office:value-type="string" calcext:value-type="string">
            <text:p>merveilles17_arc_acflagrange_002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 calcext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 calcext:value-type="string">
            <text:p>Varlet Charles, sieur de La Grange</text:p>
          </table:table-cell>
          <table:table-cell table:style-name="ce5" office:value-type="string" calcext:value-type="string">
            <text:p>Comptes (édition)</text:p>
          </table:table-cell>
          <table:table-cell table:style-name="ce5" office:value-type="string" calcext:value-type="string">
            <text:p>1664 ou posterieur</text:p>
          </table:table-cell>
          <table:table-cell table:style-name="ce8" office:value-type="string" calcext:value-type="string">
            <text:p>J. Claye</text:p>
          </table:table-cell>
          <table:table-cell table:style-name="ce5"/>
          <table:table-cell table:style-name="ce9"/>
          <table:table-cell table:style-name="ce5" office:value-type="string" calcext:value-type="string">
            <text:p>Originaux : Paris, Archives de la Comédie française</text:p>
          </table:table-cell>
          <table:table-cell table:style-name="ce5"/>
          <table:table-cell table:style-name="ce14" office:value-type="string" calcext:value-type="string">
            <text:p><text:a xlink:href="https://gallica.bnf.fr/ark:/12148/bpt6k1462449/f162" xlink:type="simple">https://gallica.bnf.fr/ark:/12148/bpt6k1462449/f162</text:a></text:p>
          </table:table-cell>
          <table:table-cell table:style-name="ce7"/>
          <table:table-cell table:style-name="ce25" office:value-type="string" calcext:value-type="string">
            <text:p>merveilles17_arc_acflagrange_003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 calcext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 calcext:value-type="string">
            <text:p>Varlet Charles, sieur de La Grange</text:p>
          </table:table-cell>
          <table:table-cell table:style-name="ce5" office:value-type="string" calcext:value-type="string">
            <text:p>Comptes (édition)</text:p>
          </table:table-cell>
          <table:table-cell table:style-name="ce5" office:value-type="string" calcext:value-type="string">
            <text:p>1664 ou posterieur</text:p>
          </table:table-cell>
          <table:table-cell table:style-name="ce8" office:value-type="string" calcext:value-type="string">
            <text:p>J. Claye</text:p>
          </table:table-cell>
          <table:table-cell table:style-name="ce5"/>
          <table:table-cell table:style-name="ce9"/>
          <table:table-cell table:style-name="ce5" office:value-type="string" calcext:value-type="string">
            <text:p>Originaux : Paris, Archives de la Comédie française</text:p>
          </table:table-cell>
          <table:table-cell table:style-name="ce5"/>
          <table:table-cell table:style-name="ce14" office:value-type="string" calcext:value-type="string">
            <text:p><text:a xlink:href="https://gallica.bnf.fr/ark:/12148/bpt6k1462449/f164" xlink:type="simple">https://gallica.bnf.fr/ark:/12148/bpt6k1462449/f164</text:a></text:p>
          </table:table-cell>
          <table:table-cell table:style-name="ce7"/>
          <table:table-cell table:style-name="ce25" office:value-type="string" calcext:value-type="string">
            <text:p>merveilles17_arc_acflagrange_004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 calcext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 calcext:value-type="string">
            <text:p>Michel d'Aligre (trésorier)</text:p>
          </table:table-cell>
          <table:table-cell table:style-name="ce7" office:value-type="string" calcext:value-type="string">
            <text:p>Comptes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<text:s/>O1 2984</text:p>
          </table:table-cell>
          <table:table-cell table:style-name="ce10"/>
          <table:table-cell table:style-name="ce15"/>
          <table:table-cell table:style-name="ce26" office:value-type="string" calcext:value-type="string">
            <text:p>merveilles17_arc_ano12984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Comptes des menus plaisirs de la chambre du roi</text:p>
          </table:table-cell>
          <table:table-cell table:style-name="ce7"/>
          <table:table-cell table:style-name="ce7" office:value-type="string" calcext:value-type="string">
            <text:p>Comptes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KK 213, fol. 25v</text:p>
          </table:table-cell>
          <table:table-cell table:style-name="ce10"/>
          <table:table-cell table:style-name="ce20" office:value-type="string" calcext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 calcext:value-type="string">
            <text:p>merveilles17_arc_ankk213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 calcext:value-type="string">
            <text:p>Comptes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 calcext:value-type="string">
            <text:p>Paris, BnF, Département des Manuscrits occidentaux</text:p>
          </table:table-cell>
          <table:table-cell table:style-name="ce7" office:value-type="string" calcext:value-type="string">
            <text:p>Mélanges Colbert 268, fol. 38v</text:p>
          </table:table-cell>
          <table:table-cell table:style-name="ce10"/>
          <table:table-cell table:style-name="ce20" office:value-type="string" calcext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 calcext:value-type="string">
            <text:p>merveilles17_arc_bnfmscolbert268_038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Paiement à Israël Silvestre des planches représentant les divertissements des <text:span text:style-name="T1">Plaisirs de l'île enchantée</text:span></text:p>
          </table:table-cell>
          <table:table-cell table:style-name="ce7"/>
          <table:table-cell table:style-name="ce7" office:value-type="string" calcext:value-type="string">
            <text:p>Comptes</text:p>
          </table:table-cell>
          <table:table-cell table:style-name="ce7" office:value-type="float" office:value="1665" calcext:value-type="float">
            <text:p>1665</text:p>
          </table:table-cell>
          <table:table-cell table:style-name="ce7" table:number-columns-repeated="3"/>
          <table:table-cell table:style-name="ce7" office:value-type="string" calcext:value-type="string">
            <text:p>Paris, BnF, Département des manuscrits occidentaux</text:p>
          </table:table-cell>
          <table:table-cell table:style-name="ce7" office:value-type="string" calcext:value-type="string">
            <text:p>Mélanges Colbert 271, fol. 34</text:p>
          </table:table-cell>
          <table:table-cell table:style-name="ce15" table:number-columns-repeated="2"/>
          <table:table-cell table:style-name="ce26" office:value-type="string" calcext:value-type="string">
            <text:p>merveilles17_arc_bnfmscolbert271_034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Les Amours Deguisez, Ballet du Roy, Dansé par Sa Majesté, au mois de Fevrier 1664.</text:p>
          </table:table-cell>
          <table:table-cell table:style-name="ce5" office:value-type="string" calcext:value-type="string">
            <text:p>Benserade Isaac de ; Périgny Octave de ; Lully Jean-Baptiste ; Lambert Michel</text:p>
          </table:table-cell>
          <table:table-cell table:style-name="ce5" office:value-type="string" calcext:value-type="string">
            <text:p>Livre imprimé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office:value-type="string" calcext:value-type="string">
            <text:p>Robert Ballard</text:p>
          </table:table-cell>
          <table:table-cell table:style-name="ce7" office:value-type="string" calcext:value-type="string">
            <text:p>in-4°</text:p>
          </table:table-cell>
          <table:table-cell table:style-name="ce11" office:value-type="string" calcext:value-type="string">
            <text:p>48 p. </text:p>
          </table:table-cell>
          <table:table-cell table:style-name="ce7" office:value-type="string" calcext:value-type="string">
            <text:p>Paris, BnF, Tolbiac</text:p>
          </table:table-cell>
          <table:table-cell table:style-name="ce7" office:value-type="string" calcext:value-type="string">
            <text:p>YF-858</text:p>
          </table:table-cell>
          <table:table-cell table:style-name="ce15" office:value-type="string" calcext:value-type="string">
            <text:p><text:a xlink:href="https://gallica.bnf.fr/ark:/12148/bpt6k724678" xlink:type="simple">https://gallica.bnf.fr/ark:/12148/bpt6k724678</text:a></text:p>
          </table:table-cell>
          <table:table-cell table:style-name="ce11" office:value-type="string" calcext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 calcext:value-type="string">
            <text:p>merveilles17_i_amoursdballard1664_001</text:p>
          </table:table-cell>
          <table:table-cell table:style-name="ce5" office:value-type="string" calcext:value-type="string">
            <text:p>GL</text:p>
          </table:table-cell>
          <table:table-cell table:style-name="ce10"/>
          <table:table-cell table:style-name="ce32"/>
          <table:table-cell table:number-columns-repeated="1009"/>
        </table:table-row>
        <table:table-row table:style-name="ro1">
          <table:table-cell table:style-name="ce2" office:value-type="string" calcext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 calcext:value-type="string">
            <text:p>Marigny, Jacques Carpentier de</text:p>
          </table:table-cell>
          <table:table-cell table:style-name="ce5" office:value-type="string" calcext:value-type="string">
            <text:p>Imprimé 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office:value-type="string" calcext:value-type="string">
            <text:p>Charles de Sercy, </text:p>
          </table:table-cell>
          <table:table-cell table:style-name="ce5" office:value-type="string" calcext:value-type="string">
            <text:p>In-12°</text:p>
          </table:table-cell>
          <table:table-cell table:style-name="ce12" office:value-type="string" calcext:value-type="string">
            <text:p>63 p.</text:p>
          </table:table-cell>
          <table:table-cell table:style-name="ce5" office:value-type="string" calcext:value-type="string">
            <text:p>Paris, BnF, département Arsenal</text:p>
          </table:table-cell>
          <table:table-cell table:style-name="ce5" office:value-type="string" calcext:value-type="string">
            <text:p>8-H-12608</text:p>
          </table:table-cell>
          <table:table-cell table:style-name="ce14" office:value-type="string" calcext:value-type="string">
            <text:p><text:a xlink:href="https://gallica.bnf.fr/ark:/12148/bpt6k3117924" xlink:type="simple">https://gallica.bnf.fr/ark:/12148/bpt6k3117924</text:a></text:p>
          </table:table-cell>
          <table:table-cell table:style-name="ce5" office:value-type="string" calcext:value-type="string">
            <text:p>Paris, BnF, département Arsenal, 8-H-12609 </text:p>
          </table:table-cell>
          <table:table-cell table:style-name="ce24" office:value-type="string" calcext:value-type="string">
            <text:p>merveilles17_i_marigny1664_001</text:p>
          </table:table-cell>
          <table:table-cell table:style-name="ce7" office:value-type="string" calcext:value-type="string">
            <text:p>MR</text:p>
          </table:table-cell>
          <table:table-cell table:style-name="ce7"/>
          <table:table-cell table:style-name="ce9" office:value-type="string" calcext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s plaisirs de l'isle enchantée </text:p>
          </table:table-cell>
          <table:table-cell table:style-name="ce7" office:value-type="string" calcext:value-type="string">
            <text:p>Benserade Isaac de ; Molière ; Lully Jean-Baptiste ; </text:p>
          </table:table-cell>
          <table:table-cell table:style-name="ce7" office:value-type="string" calcext:value-type="string">
            <text:p>Livre imprimé</text:p>
          </table:table-cell>
          <table:table-cell table:style-name="ce7" office:value-type="float" office:value="1664" calcext:value-type="float">
            <text:p>1664</text:p>
          </table:table-cell>
          <table:table-cell table:style-name="ce7" office:value-type="string" calcext:value-type="string">
            <text:p>Robert Ballard</text:p>
          </table:table-cell>
          <table:table-cell table:style-name="ce7" office:value-type="string" calcext:value-type="string">
            <text:p>in-4°</text:p>
          </table:table-cell>
          <table:table-cell table:style-name="ce7" office:value-type="string" calcext:value-type="string">
            <text:p>58 p. </text:p>
          </table:table-cell>
          <table:table-cell table:style-name="ce7" office:value-type="string" calcext:value-type="string">
            <text:p>Paris, BnF, Tolbiac</text:p>
          </table:table-cell>
          <table:table-cell table:style-name="ce7" office:value-type="string" calcext:value-type="string">
            <text:p>Rés. Yf-1613</text:p>
          </table:table-cell>
          <table:table-cell table:style-name="ce15" office:value-type="string" calcext:value-type="string">
            <text:p><text:a xlink:href="https://gallica.bnf.fr/ark:/12148/bpt6k71691f" xlink:type="simple">https://gallica.bnf.fr/ark:/12148/bpt6k71691f</text:a></text:p>
          </table:table-cell>
          <table:table-cell table:style-name="ce7"/>
          <table:table-cell table:style-name="ce24" office:value-type="string" calcext:value-type="string">
            <text:p>merveilles17_i_pieballard1664_001</text:p>
          </table:table-cell>
          <table:table-cell table:style-name="ce7" office:value-type="string" calcext:value-type="string">
            <text:p>MR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 calcext:value-type="string">
            <text:p><text:s/>Les Plaisirs de l'isle enchantée, ou la Princesse d'Élide, comédie de M. Molière</text:p>
          </table:table-cell>
          <table:table-cell table:style-name="ce5" office:value-type="string" calcext:value-type="string">
            <text:p>Molière</text:p>
          </table:table-cell>
          <table:table-cell table:style-name="ce5" office:value-type="string" calcext:value-type="string">
            <text:p>imprimé </text:p>
          </table:table-cell>
          <table:table-cell table:style-name="ce5" office:value-type="float" office:value="1668" calcext:value-type="float">
            <text:p>1668</text:p>
          </table:table-cell>
          <table:table-cell table:style-name="ce5" office:value-type="string" calcext:value-type="string">
            <text:p>Paris, J. Guignard</text:p>
          </table:table-cell>
          <table:table-cell table:style-name="ce5" office:value-type="string" calcext:value-type="string">
            <text:p>In-12</text:p>
          </table:table-cell>
          <table:table-cell table:style-name="ce12" office:value-type="string" calcext:value-type="string">
            <text:p>96 p. </text:p>
          </table:table-cell>
          <table:table-cell table:style-name="ce5" office:value-type="string" calcext:value-type="string">
            <text:p>Paris, BnF, Tolbiac</text:p>
          </table:table-cell>
          <table:table-cell table:style-name="ce5" office:value-type="string" calcext:value-type="string">
            <text:p>RES-YF-4192 </text:p>
          </table:table-cell>
          <table:table-cell table:style-name="ce14"/>
          <table:table-cell table:style-name="ce5" office:value-type="string" calcext:value-type="string">
            <text:p>Paris, BnF, Richelieu, Arts du spectacle, RESERVE 8-RF-3081</text:p>
          </table:table-cell>
          <table:table-cell table:style-name="ce24" office:value-type="string" calcext:value-type="string">
            <text:p>merveilles17_i_pieguignard1668_001</text:p>
          </table:table-cell>
          <table:table-cell table:style-name="ce5" office:value-type="string" calcext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 calcext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 calcext:value-type="string">
            <text:p>Benserade Isaac de ; Molière ; Chauveau François ; Silvestre Israël ; </text:p>
          </table:table-cell>
          <table:table-cell table:style-name="ce7" office:value-type="string" calcext:value-type="string">
            <text:p>Livre imprimé</text:p>
          </table:table-cell>
          <table:table-cell table:style-name="ce7" office:value-type="float" office:value="1673" calcext:value-type="float">
            <text:p>1673</text:p>
          </table:table-cell>
          <table:table-cell table:style-name="ce7" office:value-type="string" calcext:value-type="string">
            <text:p>Imprimerie royale</text:p>
          </table:table-cell>
          <table:table-cell table:style-name="ce7" office:value-type="string" calcext:value-type="string">
            <text:p>In-folio </text:p>
          </table:table-cell>
          <table:table-cell table:style-name="ce5" office:value-type="string" calcext:value-type="string">
            <text:p>91 p. ; Page de titre ornée d'une gravure et <text:s/>9 gravures par Israël Silvestre et François Chauveau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" xlink:type="simple">https://gallica.bnf.fr/ark:/12148/btv1b8626216h</text:a></text:p>
          </table:table-cell>
          <table:table-cell table:style-name="ce7"/>
          <table:table-cell table:style-name="ce24" office:value-type="string" calcext:value-type="string">
            <text:p>merveilles17_i_pieimprimerieRoyale1673_001</text:p>
          </table:table-cell>
          <table:table-cell table:style-name="ce7" office:value-type="string" calcext:value-type="string">
            <text:p>A faire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 calcext:value-type="string">
            <text:p>Les Plaisirs de l’île enchantée, course de bague faite par le roi à Versailles le 6 mai 1664</text:p>
          </table:table-cell>
          <table:table-cell table:style-name="ce5" office:value-type="string" calcext:value-type="string">
            <text:p>Anonyme</text:p>
          </table:table-cell>
          <table:table-cell table:style-name="ce5" office:value-type="string" calcext:value-type="string">
            <text:p>Livre imprimé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office:value-type="string" calcext:value-type="string">
            <text:p>Ballard</text:p>
          </table:table-cell>
          <table:table-cell table:style-name="ce5" office:value-type="string" calcext:value-type="string">
            <text:p>in-4°</text:p>
          </table:table-cell>
          <table:table-cell table:style-name="ce9" office:value-type="string" calcext:value-type="string">
            <text:p>38p.</text:p>
          </table:table-cell>
          <table:table-cell table:style-name="ce5" office:value-type="string" calcext:value-type="string">
            <text:p>Paris, BnF, Arts du spectacle</text:p>
          </table:table-cell>
          <table:table-cell table:style-name="ce5" office:value-type="string" calcext:value-type="string">
            <text:p>8-Ra3-121</text:p>
          </table:table-cell>
          <table:table-cell table:style-name="ce14"/>
          <table:table-cell table:style-name="ce21"/>
          <table:table-cell table:style-name="ce25" office:value-type="string" calcext:value-type="string">
            <text:p>merveilles17_i_pieimprimerieRoyale1673_002</text:p>
          </table:table-cell>
          <table:table-cell table:style-name="ce31" office:value-type="string" calcext:value-type="string">
            <text:p>MR</text:p>
          </table:table-cell>
          <table:table-cell table:style-name="ce31"/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 calcext:value-type="string">
            <text:p>Copié par Philidor l'aîné</text:p>
          </table:table-cell>
          <table:table-cell table:style-name="ce5" office:value-type="string" calcext:value-type="string">
            <text:p>Manuscrit ; partition manuscrite ; livret</text:p>
          </table:table-cell>
          <table:table-cell table:style-name="ce5" office:value-type="float" office:value="1690" calcext:value-type="float">
            <text:p>169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44 x 29 cm</text:p>
          </table:table-cell>
          <table:table-cell table:style-name="ce5" office:value-type="string" calcext:value-type="string">
            <text:p>66 p.</text:p>
          </table:table-cell>
          <table:table-cell table:style-name="ce5" office:value-type="string" calcext:value-type="string">
            <text:p>Paris, BnF, Département de la Musique</text:p>
          </table:table-cell>
          <table:table-cell table:style-name="ce5" office:value-type="string" calcext:value-type="string">
            <text:p>RES F-511</text:p>
          </table:table-cell>
          <table:table-cell table:style-name="ce16" office:value-type="string" calcext:value-type="string">
            <text:p><text:a xlink:href="https://gallica.bnf.fr/ark:/12148/bpt6k2072066" xlink:type="simple">https://gallica.bnf.fr/ark:/12148/bpt6k2072066</text:a></text:p>
          </table:table-cell>
          <table:table-cell table:style-name="ce16" office:value-type="string" calcext:value-type="string">
            <text:p> </text:p>
          </table:table-cell>
          <table:table-cell table:style-name="ce25" office:value-type="string" calcext:value-type="string">
            <text:p>merveilles17_ms_amoursdphilidor_001</text:p>
          </table:table-cell>
          <table:table-cell table:style-name="ce31"/>
          <table:table-cell table:style-name="ce16"/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 calcext:value-type="string">
            <text:p>Bizincourt de ; Chauveau François (dessinateur) ; Petitot Jean (dessinateur)</text:p>
          </table:table-cell>
          <table:table-cell table:style-name="ce5" office:value-type="string" calcext:value-type="string">
            <text:p>Manuscrit </text:p>
          </table:table-cell>
          <table:table-cell table:style-name="ce5" office:value-type="string" calcext:value-type="string">
            <text:p>1664 ou posterieur</text:p>
          </table:table-cell>
          <table:table-cell table:style-name="ce5"/>
          <table:table-cell table:style-name="ce5" office:value-type="string" calcext:value-type="string">
            <text:p>45,5 x 32 cm</text:p>
          </table:table-cell>
          <table:table-cell table:style-name="ce13" office:value-type="string" calcext:value-type="string">
            <text:p>Manuscrit en parchemin ; Reliure semée de fleurs de lys, aux armes du roi ; 78 feuillets</text:p>
          </table:table-cell>
          <table:table-cell table:style-name="ce5" office:value-type="string" calcext:value-type="string">
            <text:p>Paris, BnF, Département des Manuscrits occidentaux</text:p>
          </table:table-cell>
          <table:table-cell table:style-name="ce5" office:value-type="string" calcext:value-type="string">
            <text:p>Ms. Français 7834</text:p>
          </table:table-cell>
          <table:table-cell table:style-name="ce14" office:value-type="string" calcext:value-type="string">
            <text:p><text:a xlink:href="https://gallica.bnf.fr/ark:/12148/btv1b10527887j" xlink:type="simple">https://gallica.bnf.fr/ark:/12148/btv1b10527887j</text:a></text:p>
          </table:table-cell>
          <table:table-cell table:style-name="ce7"/>
          <table:table-cell table:style-name="ce25" office:value-type="string" calcext:value-type="string">
            <text:p>merveilles17_ms_piebizincourt_001</text:p>
          </table:table-cell>
          <table:table-cell table:style-name="ce7" office:value-type="string" calcext:value-type="string">
            <text:p>A faire</text:p>
          </table:table-cell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 calcext:value-type="string">
            <text:p>Bizincourt de ; Chauveau François (dessinateur) ; Petitot Jean (dessinateur)</text:p>
          </table:table-cell>
          <table:table-cell table:style-name="ce5" office:value-type="string" calcext:value-type="string">
            <text:p>Manuscrit </text:p>
          </table:table-cell>
          <table:table-cell table:style-name="ce5" office:value-type="string" calcext:value-type="string">
            <text:p>1664 ou posterieur</text:p>
          </table:table-cell>
          <table:table-cell table:style-name="ce5"/>
          <table:table-cell table:style-name="ce5" office:value-type="string" calcext:value-type="string">
            <text:p>44,5 × 31 cm</text:p>
          </table:table-cell>
          <table:table-cell table:style-name="ce13" office:value-type="string" calcext:value-type="string">
            <text:p>Papier. Reliure maroquin rouge, aux armes de Séguier ; 79 feuillets.</text:p>
          </table:table-cell>
          <table:table-cell table:style-name="ce5" office:value-type="string" calcext:value-type="string">
            <text:p>Paris, BnF, Département des Manuscrits occidentaux</text:p>
          </table:table-cell>
          <table:table-cell table:style-name="ce5" office:value-type="string" calcext:value-type="string">
            <text:p>Ms. Français 16635 </text:p>
          </table:table-cell>
          <table:table-cell table:style-name="ce14"/>
          <table:table-cell table:style-name="ce7"/>
          <table:table-cell table:style-name="ce25" office:value-type="string" calcext:value-type="string">
            <text:p>merveilles17_ms_piebizincourt_002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 calcext:value-type="string">
            <text:p>Bizincourt de ; Chauveau François (dessinateur) ; Petitot Jean (dessinateur)</text:p>
          </table:table-cell>
          <table:table-cell table:style-name="ce5" office:value-type="string" calcext:value-type="string">
            <text:p>Manuscrit </text:p>
          </table:table-cell>
          <table:table-cell table:style-name="ce5" office:value-type="string" calcext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 calcext:value-type="string">
            <text:p>Aylesbury, Waddesdon Manor</text:p>
          </table:table-cell>
          <table:table-cell table:style-name="ce5" office:value-type="string" calcext:value-type="string">
            <text:p><text:s/>Ms. 3685 </text:p>
          </table:table-cell>
          <table:table-cell table:style-name="ce14"/>
          <table:table-cell table:style-name="ce7"/>
          <table:table-cell table:style-name="ce25" office:value-type="string" calcext:value-type="string">
            <text:p>merveilles17_ms_piebizincourt_003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 calcext:value-type="string">
            <text:p>Bizincourt de ; Chauveau François (dessinateur) ; Petitot Jean (dessinateur)</text:p>
          </table:table-cell>
          <table:table-cell table:style-name="ce5" office:value-type="string" calcext:value-type="string">
            <text:p>Manuscrit </text:p>
          </table:table-cell>
          <table:table-cell table:style-name="ce5" office:value-type="string" calcext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 calcext:value-type="string">
            <text:p>Collection particulière</text:p>
          </table:table-cell>
          <table:table-cell table:style-name="ce5"/>
          <table:table-cell table:style-name="ce14"/>
          <table:table-cell table:style-name="ce7"/>
          <table:table-cell table:style-name="ce25" office:value-type="string" calcext:value-type="string">
            <text:p>merveilles17_ms_piebizincourt_004</text:p>
          </table:table-cell>
          <table:table-cell table:style-name="ce7" table:number-columns-repeated="2"/>
          <table:table-cell table:style-name="ce34"/>
          <table:table-cell table:number-columns-repeated="1009"/>
        </table:table-row>
        <table:table-row table:style-name="ro1">
          <table:table-cell table:style-name="ce2" office:value-type="string" calcext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 calcext:value-type="string">
            <text:p>Copié par Philidor l'aîné</text:p>
          </table:table-cell>
          <table:table-cell table:style-name="ce7" office:value-type="string" calcext:value-type="string">
            <text:p>Manuscrit ; partition manuscrite</text:p>
          </table:table-cell>
          <table:table-cell table:style-name="ce7" office:value-type="string" calcext:value-type="string">
            <text:p><text:s/>[Ca 1690] </text:p>
          </table:table-cell>
          <table:table-cell table:style-name="ce7"/>
          <table:table-cell table:style-name="ce7" office:value-type="string" calcext:value-type="string">
            <text:p>45,5 x 30 cm</text:p>
          </table:table-cell>
          <table:table-cell table:style-name="ce7" office:value-type="string" calcext:value-type="string">
            <text:p>202 p.</text:p>
          </table:table-cell>
          <table:table-cell table:style-name="ce7" office:value-type="string" calcext:value-type="string">
            <text:p>Paris, BnF, Département de la Musique</text:p>
          </table:table-cell>
          <table:table-cell table:style-name="ce7" office:value-type="string" calcext:value-type="string">
            <text:p>RES F-531 </text:p>
          </table:table-cell>
          <table:table-cell table:style-name="ce15" office:value-type="string" calcext:value-type="string">
            <text:p><text:a xlink:href="https://gallica.bnf.fr/ark:/12148/bpt6k2072108" xlink:type="simple">https://gallica.bnf.fr/ark:/12148/bpt6k2072108</text:a></text:p>
          </table:table-cell>
          <table:table-cell table:style-name="ce7"/>
          <table:table-cell table:style-name="ce25" office:value-type="string" calcext:value-type="string">
            <text:p>merveilles17_ms_piephilidor_00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Gazette</text:p>
          </table:table-cell>
          <table:table-cell table:style-name="ce5" office:value-type="string" calcext:value-type="string">
            <text:p>Renaudot Théophraste (dir.)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5/10</text:p>
          </table:table-cell>
          <table:table-cell table:style-name="ce5" office:value-type="string" calcext:value-type="string">
            <text:p>Bureau d'adresse</text:p>
          </table:table-cell>
          <table:table-cell table:style-name="ce5"/>
          <table:table-cell table:style-name="ce13" office:value-type="string" calcext:value-type="string">
            <text:p>652 p. (p. 456)</text:p>
          </table:table-cell>
          <table:table-cell table:style-name="ce5" office:value-type="string" calcext:value-type="string">
            <text:p>Paris,BnF, Tolbiac</text:p>
          </table:table-cell>
          <table:table-cell table:style-name="ce5" office:value-type="string" calcext:value-type="string">
            <text:p>4-LC2-1</text:p>
          </table:table-cell>
          <table:table-cell table:style-name="ce14" office:value-type="string" calcext:value-type="string">
            <text:p><text:a xlink:href="https://gallica.bnf.fr/ark:/12148/bpt6k6441952d/f461.image" xlink:type="simple">https://gallica.bnf.fr/ark:/12148/bpt6k6441952d/f461.image</text:a></text:p>
          </table:table-cell>
          <table:table-cell table:style-name="ce5" office:value-type="string" calcext:value-type="string">
            <text:p> </text:p>
          </table:table-cell>
          <table:table-cell table:style-name="ce25" office:value-type="string" calcext:value-type="string">
            <text:p>merveilles17_p_gazette16640510_001</text:p>
          </table:table-cell>
          <table:table-cell table:style-name="ce5" table:number-columns-repeated="2"/>
          <table:table-cell table:style-name="ce13"/>
          <table:table-cell table:number-columns-repeated="1009"/>
        </table:table-row>
        <table:table-row table:style-name="ro1">
          <table:table-cell table:style-name="ce2" office:value-type="string" calcext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 calcext:value-type="string">
            <text:p>Renaudot Théophraste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5/28</text:p>
          </table:table-cell>
          <table:table-cell table:style-name="ce5" office:value-type="string" calcext:value-type="string">
            <text:p>Bureau d'adresse</text:p>
          </table:table-cell>
          <table:table-cell table:style-name="ce5" office:value-type="string" calcext:value-type="string">
            <text:p>In-4°</text:p>
          </table:table-cell>
          <table:table-cell table:style-name="ce13" office:value-type="string" calcext:value-type="string">
            <text:p>652 p. (p. 481-496)</text:p>
          </table:table-cell>
          <table:table-cell table:style-name="ce5" office:value-type="string" calcext:value-type="string">
            <text:p>Paris,BnF, Tolbiac</text:p>
          </table:table-cell>
          <table:table-cell table:style-name="ce5" office:value-type="string" calcext:value-type="string">
            <text:p>4-LC2-1</text:p>
          </table:table-cell>
          <table:table-cell table:style-name="ce17" office:value-type="string" calcext:value-type="string">
            <text:p><text:a xlink:href="https://gallica.bnf.fr/ark:/12148/bpt6k6441952d/f486" xlink:type="simple">https://gallica.bnf.fr/ark:/12148/bpt6k6441952d/f486</text:a></text:p>
          </table:table-cell>
          <table:table-cell table:style-name="ce5" office:value-type="string" calcext:value-type="string">
            <text:p> </text:p>
          </table:table-cell>
          <table:table-cell table:style-name="ce24" office:value-type="string" calcext:value-type="string">
            <text:p>merveilles17_p_gazette16640528_001</text:p>
          </table:table-cell>
          <table:table-cell table:style-name="ce5" table:number-columns-repeated="2"/>
          <table:table-cell table:style-name="ce13"/>
          <table:table-cell table:number-columns-repeated="1009"/>
        </table:table-row>
        <table:table-row table:style-name="ro4">
          <table:table-cell table:style-name="ce2" office:value-type="string" calcext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 calcext:value-type="string">
            <text:p>Renaudot Théophraste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2/16</text:p>
          </table:table-cell>
          <table:table-cell table:style-name="ce5" office:value-type="string" calcext:value-type="string">
            <text:p>Bureau d'adresse</text:p>
          </table:table-cell>
          <table:table-cell table:style-name="ce5" office:value-type="string" calcext:value-type="string">
            <text:p>In-4°</text:p>
          </table:table-cell>
          <table:table-cell table:style-name="ce13" office:value-type="string" calcext:value-type="string">
            <text:p>652 p. (p. 166-168)</text:p>
          </table:table-cell>
          <table:table-cell table:style-name="ce5" office:value-type="string" calcext:value-type="string">
            <text:p>Paris,BnF, Tolbiac</text:p>
          </table:table-cell>
          <table:table-cell table:style-name="ce5" office:value-type="string" calcext:value-type="string">
            <text:p>4-LC2-1</text:p>
          </table:table-cell>
          <table:table-cell table:style-name="ce17" office:value-type="string" calcext:value-type="string">
            <text:p><text:a xlink:href="https://gallica.bnf.fr/ark:/12148/bpt6k6441952d" xlink:type="simple">https://gallica.bnf.fr/ark:/12148/bpt6k6441952d</text:a></text:p>
          </table:table-cell>
          <table:table-cell table:style-name="ce5"/>
          <table:table-cell table:style-name="ce24" office:value-type="string" calcext:value-type="string">
            <text:p>merveilles17_p_gazette16640216_001</text:p>
          </table:table-cell>
          <table:table-cell table:style-name="ce5" table:number-columns-repeated="2"/>
          <table:table-cell table:style-name="ce13"/>
          <table:table-cell table:number-columns-repeated="1009"/>
        </table:table-row>
        <table:table-row table:style-name="ro4">
          <table:table-cell table:style-name="ce2" office:value-type="string" calcext:value-type="string">
            <text:p>La Muze historique, Lettre V, Lettre en vers à Son Altesse Madame la Duchesse de Nemours. Du samedi 2 février 1664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2/02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173" xlink:type="simple">https://gallica.bnf.fr/ark:/12148/bpt6k62135011/f173</text:a></text:p>
          </table:table-cell>
          <table:table-cell table:style-name="ce22" office:value-type="string" calcext:value-type="string">
            <text:p><text:a xlink:href="http://moliere.huma-num.fr/base.php?La_vie_th%C3%A9%C3%A2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2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 calcext:value-type="string">
            <text:p>La Muze historique, Lettre en vers à Son Altesse Madame la Duchesse de Nemours. Du 16 février 1664.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2/16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office:value-type="string" calcext:value-type="string">
            <text:p>Paris, BnF, Tolbiac</text:p>
          </table:table-cell>
          <table:table-cell table:style-name="ce5" office:value-type="string" calcext:value-type="string">
            <text:p>RES-LC2 (16-17-18)</text:p>
          </table:table-cell>
          <table:table-cell table:style-name="ce14" office:value-type="string" calcext:value-type="string">
            <text:p><text:a xlink:href="https://gallica.bnf.fr/ark:/12148/bpt6k62135011/f178.image" xlink:type="simple">https://gallica.bnf.fr/ark:/12148/bpt6k62135011/f178.image</text:a></text:p>
          </table:table-cell>
          <table:table-cell table:style-name="ce22" office:value-type="string" calcext:value-type="string">
            <text:p><text:a xlink:href="http://moliere.huma-num.fr/base.php?La_vie_th%C3%A9%C3%A2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216_001</text:p>
          </table:table-cell>
          <table:table-cell table:style-name="ce15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 calcext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5/10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209.image" xlink:type="simple">https://gallica.bnf.fr/ark:/12148/bpt6k62135011/f209.image</text:a></text:p>
          </table:table-cell>
          <table:table-cell table:style-name="ce22" office:value-type="string" calcext:value-type="string">
            <text:p><text:a xlink:href="http://moliere.huma-num.fr/base.php?La_vie_th%C3%A9%C3%A2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510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6">
          <table:table-cell table:style-name="ce2" office:value-type="string" calcext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5/17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212.image" xlink:type="simple">https://gallica.bnf.fr/ark:/12148/bpt6k62135011/f212.image</text:a></text:p>
          </table:table-cell>
          <table:table-cell table:style-name="ce22" office:value-type="string" calcext:value-type="string">
            <text:p><text:a xlink:href="http://moliere.huma-num.fr/base.php?La_vie_th%C3%A9%C3%A2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517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 calcext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8/02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243" xlink:type="simple">https://gallica.bnf.fr/ark:/12148/bpt6k62135011/f243</text:a></text:p>
          </table:table-cell>
          <table:table-cell table:style-name="ce22" office:value-type="string" calcext:value-type="string">
            <text:p><text:a xlink:href="http://moliere.huma-num.fr/base.php?La_vie_th%C3%A9%C3%A2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8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 calcext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 calcext:value-type="string">
            <text:p>Loret Jean</text:p>
          </table:table-cell>
          <table:table-cell table:style-name="ce5" office:value-type="string" calcext:value-type="string">
            <text:p>Périodique</text:p>
          </table:table-cell>
          <table:table-cell table:style-name="ce5" office:value-type="string" calcext:value-type="string">
            <text:p>1664/08/09</text:p>
          </table:table-cell>
          <table:table-cell table:style-name="ce5" office:value-type="string" calcext:value-type="string">
            <text:p>Claude Chenault</text:p>
          </table:table-cell>
          <table:table-cell table:style-name="ce5" office:value-type="string" calcext:value-type="string">
            <text:p>In-folio </text:p>
          </table:table-cell>
          <table:table-cell table:style-name="ce13" office:value-type="string" calcext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 calcext:value-type="string">
            <text:p><text:a xlink:href="https://gallica.bnf.fr/ark:/12148/bpt6k62135011/f245" xlink:type="simple">https://gallica.bnf.fr/ark:/12148/bpt6k62135011/f245</text:a></text:p>
          </table:table-cell>
          <table:table-cell table:style-name="ce22" office:value-type="string" calcext:value-type="string">
            <text:p><text:a xlink:href="http://moliere.huma-num.fr/base.php?La_vie_th%C3%A9%C3%A2trale_et_musicale_selon_Loret_en_%31%36%36%34" xlink:type="simple">http://moliere.huma-num.fr/base.php?La_vie_th%C3%A9%C3%A2trale_et_musicale_selon_Loret_en_%31%36%36%34</text:a></text:p>
          </table:table-cell>
          <table:table-cell table:style-name="ce24" office:value-type="string" calcext:value-type="string">
            <text:p>merveilles17_p_loret16640809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7">
          <table:table-cell table:style-name="ce3" office:value-type="string" calcext:value-type="string">
            <text:p>frontispice. Les Plaisirs de l'île enchantée , ou les fêtes et divertissements du roi, à Versailles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table:number-columns-repeated="2"/>
          <table:table-cell table:style-name="ce5" office:value-type="string" calcext:value-type="string">
            <text:p>28,6 x 43,1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18C</text:p>
          </table:table-cell>
          <table:table-cell table:style-name="ce15" office:value-type="string" calcext:value-type="string">
            <text:p>http://arts-graphiques.louvre.fr/detail/oeuvres/10/535969-Frontispice-portant-le-titre-de-Vue-du-chateau-de-Versailles</text:p>
          </table:table-cell>
          <table:table-cell table:style-name="ce22"/>
          <table:table-cell table:style-name="ce7" table:number-columns-repeated="3"/>
          <table:table-cell table:style-name="ce36"/>
          <table:table-cell table:number-columns-repeated="1009"/>
        </table:table-row>
        <table:table-row table:style-name="ro8">
          <table:table-cell table:style-name="ce2" office:value-type="string" calcext:value-type="string">
            <text:p>Première journée. Marche du roi et de ses chevaliers autour du camp.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table:number-columns-repeated="2"/>
          <table:table-cell table:style-name="ce5" office:value-type="string" calcext:value-type="string">
            <text:p>28 x 42,7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19C</text:p>
          </table:table-cell>
          <table:table-cell table:style-name="ce15" office:value-type="string" calcext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8">
          <table:table-cell table:style-name="ce3" office:value-type="string" calcext:value-type="string">
            <text:p>Première journée : Comparse du roi et de ses chevaliers avec toute leur suite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office:value-type="float" office:value="1664" calcext:value-type="float">
            <text:p>1664</text:p>
          </table:table-cell>
          <table:table-cell table:style-name="ce7"/>
          <table:table-cell table:style-name="ce5" office:value-type="string" calcext:value-type="string">
            <text:p>28,1 x 43,1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0 C</text:p>
          </table:table-cell>
          <table:table-cell table:style-name="ce15" office:value-type="string" calcext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9">
          <table:table-cell table:style-name="ce2" office:value-type="string" calcext:value-type="string">
            <text:p>Première journée : course de bague disputée par le Roi et ses chevaliers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5" office:value-type="float" office:value="1664" calcext:value-type="float">
            <text:p>1664</text:p>
          </table:table-cell>
          <table:table-cell table:style-name="ce5"/>
          <table:table-cell table:style-name="ce5" office:value-type="string" calcext:value-type="string">
            <text:p>28 x 42,7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1 C</text:p>
          </table:table-cell>
          <table:table-cell table:style-name="ce14" office:value-type="string" calcext:value-type="string">
            <text:p><text:a xlink:href="http://arts-graphiques.louvre.fr/detail/oeuvres/83/535972-Courses-de-bague-disputee-par-le-roi-et-ses-chevaliers" xlink:type="simple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Première journée : Comparse des quatre Saisons avec leur suite de concertants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5" office:value-type="float" office:value="1664" calcext:value-type="float">
            <text:p>1664</text:p>
          </table:table-cell>
          <table:table-cell table:style-name="ce5"/>
          <table:table-cell table:style-name="ce5" office:value-type="string" calcext:value-type="string">
            <text:p>28 x 43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2 C</text:p>
          </table:table-cell>
          <table:table-cell table:style-name="ce18" office:value-type="string" calcext:value-type="string">
            <text:p><text:a xlink:href="http://arts-graphiques.louvre.fr/detail/oeuvres/84/535973-Comparse-des-quatre-Saisons-avec-leur-suite-de-concertants-et-porteurs-de-presents-devant-le-roi-et-les-reines" xlink:type="simple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5" office:value-type="float" office:value="1664" calcext:value-type="float">
            <text:p>1664</text:p>
          </table:table-cell>
          <table:table-cell table:style-name="ce5"/>
          <table:table-cell table:style-name="ce5" office:value-type="string" calcext:value-type="string">
            <text:p>28 x 42,8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3 C</text:p>
          </table:table-cell>
          <table:table-cell table:style-name="ce18" office:value-type="string" calcext:value-type="string">
            <text:p><text:a xlink:href="http://arts-graphiques.louvre.fr/detail/oeuvres/85/535974-Festin-du-roi-et-des-reines-servi-de-tous-les-mets-et-presents-faits-par-les-Dieux-et-les-Quatre-Saisons" xlink:type="simple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table:number-columns-repeated="2"/>
          <table:table-cell table:style-name="ce5" office:value-type="string" calcext:value-type="string">
            <text:p>28,6 43,5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7" office:value-type="string" calcext:value-type="string">
            <text:p>3924C</text:p>
          </table:table-cell>
          <table:table-cell table:style-name="ce15" office:value-type="string" calcext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Troisième journée : Théâtre dressé au milieu du grand étang représentant l'île d'Alcine</text:p>
          </table:table-cell>
          <table:table-cell table:style-name="ce5" office:value-type="string" calcext:value-type="string">
            <text:p>Cuivre</text:p>
          </table:table-cell>
          <table:table-cell table:style-name="ce7" office:value-type="float" office:value="1664" calcext:value-type="float">
            <text:p>1664</text:p>
          </table:table-cell>
          <table:table-cell table:style-name="ce7"/>
          <table:table-cell table:style-name="ce5" office:value-type="string" calcext:value-type="string">
            <text:p>27,5 x 42,6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5 C</text:p>
          </table:table-cell>
          <table:table-cell table:style-name="ce14" office:value-type="string" calcext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 xlink:type="simple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Troisième journée : Rupture du palais et des enchantements de l'île d'Alcine représenté par un feu d'artifice,</text:p>
          </table:table-cell>
          <table:table-cell table:style-name="ce5" office:value-type="string" calcext:value-type="string">
            <text:p>Lepautre Jean ; Silvestre Israël </text:p>
          </table:table-cell>
          <table:table-cell table:style-name="ce5" office:value-type="string" calcext:value-type="string">
            <text:p>Cuivre</text:p>
          </table:table-cell>
          <table:table-cell table:style-name="ce7" office:value-type="float" office:value="1664" calcext:value-type="float">
            <text:p>1664</text:p>
          </table:table-cell>
          <table:table-cell table:style-name="ce7"/>
          <table:table-cell table:style-name="ce5" office:value-type="string" calcext:value-type="string">
            <text:p>28,6 x 43,5 cm</text:p>
          </table:table-cell>
          <table:table-cell table:style-name="ce5" office:value-type="string" calcext:value-type="string">
            <text:p>Cuivre aciéré</text:p>
          </table:table-cell>
          <table:table-cell table:style-name="ce5" office:value-type="string" calcext:value-type="string">
            <text:p>Paris, Musée du Louvre, Atelier de la chalcographie</text:p>
          </table:table-cell>
          <table:table-cell table:style-name="ce5" office:value-type="string" calcext:value-type="string">
            <text:p>3926 C</text:p>
          </table:table-cell>
          <table:table-cell table:style-name="ce14" office:value-type="string" calcext:value-type="string">
            <text:p><text:a xlink:href="http://arts-graphiques.louvre.fr/detail/oeuvres/12/535977-Rupture-du-palais-dAlcine-et-de-ses-enchantements-de-lIle-representee-par-un-feu-dartifice" xlink:type="simpl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 calcext:value-type="string">
            <text:p>Silvestre Israël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60,8 x 90,3 cm</text:p>
          </table:table-cell>
          <table:table-cell table:style-name="ce7" office:value-type="string" calcext:value-type="string">
            <text:p>Dessin à la plume, à l'encre noire et au lavis gris 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39, n° 81</text:p>
          </table:table-cell>
          <table:table-cell table:style-name="ce15" office:value-type="string" calcext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 calcext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Moron et un ours, scène de la <text:span text:style-name="T1">Princesse d’Elide</text:span><text:span text:style-name="T2"> représentée lors des Plaisirs de l’Ile enchantée 1664</text:span>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7,4 x 41,8 cm</text:p>
          </table:table-cell>
          <table:table-cell table:style-name="ce7" office:value-type="string" calcext:value-type="string">
            <text:p>Dessin à la plume, à l'encre noire et au lavis gris, 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39, n° 57</text:p>
          </table:table-cell>
          <table:table-cell table:style-name="ce15" office:value-type="string" calcext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 calcext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 calcext:value-type="string">
            <text:p>Décor de feuillée lors de la première journée des Plaisirs de l’Ile enchantée </text:p>
          </table:table-cell>
          <table:table-cell table:style-name="ce7" office:value-type="string" calcext:value-type="string">
            <text:p>Vigarani Carlo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 53,2 x 38,4</text:p>
          </table:table-cell>
          <table:table-cell table:style-name="ce7" office:value-type="string" calcext:value-type="string">
            <text:p>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A, n° 88</text:p>
          </table:table-cell>
          <table:table-cell table:style-name="ce15" office:value-type="string" calcext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 calcext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 calcext:value-type="string">
            <text:p>Représentation du théâtre dressé dans les jardins de Versailles sur lequel est joué la <text:span text:style-name="T1">Princesse d’Elide</text:span><text:span text:style-name="T2"> donnée lors des Plaisirs de l’Ile enchantée </text:span></text:p>
          </table:table-cell>
          <table:table-cell table:style-name="ce7" office:value-type="string" calcext:value-type="string">
            <text:p>Silvestre Israël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60,4 x 89,6</text:p>
          </table:table-cell>
          <table:table-cell table:style-name="ce7" office:value-type="string" calcext:value-type="string">
            <text:p>Dessin à la pierre noire, à l'encre noire et au lavis gris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A, n° 89</text:p>
          </table:table-cell>
          <table:table-cell table:style-name="ce15" office:value-type="string" calcext:value-type="string">
            <text:p><text:a xlink:href="http://www2.culture.gouv.fr/Wave/image/archim/MP/FRDAFAN08_SCEK000793_2.jpg" xlink:type="simple">http://www2.culture.gouv.fr/Wave/image/archim/MP/FRDAFAN08_SCEK000793_2.jpg</text:a></text:p>
          </table:table-cell>
          <table:table-cell table:style-name="ce7"/>
          <table:table-cell table:style-name="ce24" office:value-type="string" calcext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 calcext:value-type="string">
            <text:p>La marche du carrousel lors de la première journée des Plaisirs de l’Ile enchantée</text:p>
          </table:table-cell>
          <table:table-cell table:style-name="ce7" office:value-type="string" calcext:value-type="string">
            <text:p>Silvestre Israël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61,6 x 90 cm</text:p>
          </table:table-cell>
          <table:table-cell table:style-name="ce7" office:value-type="string" calcext:value-type="string">
            <text:p>Dessin à la pierre noire, à la plume, à l'encre noire et au lavis gris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B, n° 1</text:p>
          </table:table-cell>
          <table:table-cell table:style-name="ce15" office:value-type="string" calcext:value-type="string">
            <text:p><text:a xlink:href="http://www2.culture.gouv.fr/Wave/image/archim/MP/FRDAFAN08_SCEK000795_2.jpg" xlink:type="simple">http://www2.culture.gouv.fr/Wave/image/archim/MP/FRDAFAN08_SCEK000795_2.jpg</text:a></text:p>
          </table:table-cell>
          <table:table-cell table:style-name="ce7"/>
          <table:table-cell table:style-name="ce26" office:value-type="string" calcext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 calcext:value-type="string">
            <text:p>Alcine devant son palais accompagnée de ses suivantes lors des Plaisirs de l’Ile enchantée </text:p>
          </table:table-cell>
          <table:table-cell table:style-name="ce7" office:value-type="string" calcext:value-type="string">
            <text:p>Silvestre Israël (d'après)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8,5 x 89,7 cm</text:p>
          </table:table-cell>
          <table:table-cell table:style-name="ce7" office:value-type="string" calcext:value-type="string">
            <text:p>Dessin à la plume, à l'encre noire et au lavis gris, avec des traces de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B, n° 2</text:p>
          </table:table-cell>
          <table:table-cell table:style-name="ce15" office:value-type="string" calcext:value-type="string">
            <text:p><text:a xlink:href="http://www2.culture.gouv.fr/Wave/image/archim/MP/FRDAFAN08_SCEK000796_2.jpg" xlink:type="simple">http://www2.culture.gouv.fr/Wave/image/archim/MP/FRDAFAN08_SCEK000796_2.jpg</text:a></text:p>
          </table:table-cell>
          <table:table-cell table:style-name="ce7"/>
          <table:table-cell table:style-name="ce26" office:value-type="string" calcext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Préparatif du décor éphémère du palais d'Alcine dans le Rondeau des cygnes</text:p>
          </table:table-cell>
          <table:table-cell table:style-name="ce7" office:value-type="string" calcext:value-type="string">
            <text:p>Israël Silvestre ? ; Adam Frans van der Meulen ? ; 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5" office:value-type="string" calcext:value-type="string">
            <text:p>28,9 x 45</text:p>
          </table:table-cell>
          <table:table-cell table:style-name="ce7" office:value-type="string" calcext:value-type="string">
            <text:p>Dessin au graphite, plume et encre brune</text:p>
          </table:table-cell>
          <table:table-cell table:style-name="ce7" office:value-type="string" calcext:value-type="string">
            <text:p>Paris, Musée du Louvre</text:p>
          </table:table-cell>
          <table:table-cell table:style-name="ce7" office:value-type="string" calcext:value-type="string">
            <text:p>RF 4951</text:p>
          </table:table-cell>
          <table:table-cell table:style-name="ce15"/>
          <table:table-cell table:style-name="ce7"/>
          <table:table-cell table:style-name="ce26" office:value-type="string" calcext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L’Été. Le sieur Duparc sur un éléphant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4,9 x 34,9 cm</text:p>
          </table:table-cell>
          <table:table-cell table:style-name="ce7" office:value-type="string" calcext:value-type="string">
            <text:p>Dessin à la pierre noire</text:p>
          </table:table-cell>
          <table:table-cell table:style-name="ce7" office:value-type="string" calcext:value-type="string">
            <text:p>Stockholm, Konstakademien</text:p>
          </table:table-cell>
          <table:table-cell table:style-name="ce7" office:value-type="string" calcext:value-type="string">
            <text:p>portef. 22, no 29</text:p>
          </table:table-cell>
          <table:table-cell table:style-name="ce15" table:number-columns-repeated="2"/>
          <table:table-cell table:style-name="ce26" office:value-type="string" calcext:value-type="string">
            <text:p>merveilles17_arc_Stockp22_029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L’Hiver. Le sieur Béjart sur un ours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1 x 32,9 cm</text:p>
          </table:table-cell>
          <table:table-cell table:style-name="ce7" office:value-type="string" calcext:value-type="string">
            <text:p>Dessin à la pierre noire</text:p>
          </table:table-cell>
          <table:table-cell table:style-name="ce7" office:value-type="string" calcext:value-type="string">
            <text:p>Stockholm, Konstakademien</text:p>
          </table:table-cell>
          <table:table-cell table:style-name="ce7" office:value-type="string" calcext:value-type="string">
            <text:p>portef. 22, no 28</text:p>
          </table:table-cell>
          <table:table-cell table:style-name="ce15" table:number-columns-repeated="2"/>
          <table:table-cell table:style-name="ce26" office:value-type="string" calcext:value-type="string">
            <text:p>merveilles17_arc_Stockp22_028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Le Printemps. Mademoiselle Duparc sur un cheval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8,4 x 40 cm</text:p>
          </table:table-cell>
          <table:table-cell table:style-name="ce7" office:value-type="string" calcext:value-type="string">
            <text:p>Dessin à la pierre noire, traces d'encre brune à la plume</text:p>
          </table:table-cell>
          <table:table-cell table:style-name="ce7" office:value-type="string" calcext:value-type="string">
            <text:p>Paris, BnF, Département des Estampes et de la Photographie</text:p>
          </table:table-cell>
          <table:table-cell table:style-name="ce7" office:value-type="string" calcext:value-type="string">
            <text:p>OA 37 (2) Fol</text:p>
          </table:table-cell>
          <table:table-cell table:style-name="ce15"/>
          <table:table-cell table:style-name="ce23" office:value-type="string" calcext:value-type="string">
            <text:p>Contre épreuve du dessin conservé à : Stockholm, Konstakademien, portef. 22, no 30</text:p>
          </table:table-cell>
          <table:table-cell table:style-name="ce26" office:value-type="string" calcext:value-type="string">
            <text:p>merveilles17_arc_bnfestampesoa37(2)_00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0">
          <table:table-cell table:style-name="ce2" office:value-type="string" calcext:value-type="string">
            <text:p>L’Automne. Le sieur La Thorillière sur un chameau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1,5 x 40,8 cm</text:p>
          </table:table-cell>
          <table:table-cell table:style-name="ce7" office:value-type="string" calcext:value-type="string">
            <text:p>Dessin à la pierre noire, traces d'encre brune à la plume</text:p>
          </table:table-cell>
          <table:table-cell table:style-name="ce7" office:value-type="string" calcext:value-type="string">
            <text:p>Paris, BnF, Département des Estampes et de la Photographie</text:p>
          </table:table-cell>
          <table:table-cell table:style-name="ce7" office:value-type="string" calcext:value-type="string">
            <text:p>OA 37 (2) Fol</text:p>
          </table:table-cell>
          <table:table-cell table:style-name="ce15"/>
          <table:table-cell table:style-name="ce23" office:value-type="string" calcext:value-type="string">
            <text:p>Contre épreuve du dessin conservé à : Stockholm, Konstakademien, portef. 22, no 31</text:p>
          </table:table-cell>
          <table:table-cell table:style-name="ce26" office:value-type="string" calcext:value-type="string">
            <text:p>merveilles17_arc_bnfestampesoa37(2)_002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8">
          <table:table-cell table:style-name="ce2" office:value-type="string" calcext:value-type="string">
            <text:p>Le char d'Apollon, conduit par le Temps lors de la première journée des Plaisirs de l'Ile enchantée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38 x 37 cm</text:p>
          </table:table-cell>
          <table:table-cell table:style-name="ce7" office:value-type="string" calcext:value-type="string">
            <text:p>Dessin à la pierre noire</text:p>
          </table:table-cell>
          <table:table-cell table:style-name="ce7" office:value-type="string" calcext:value-type="string">
            <text:p>Paris, BnF, Département des Estampes et de la Photographie</text:p>
          </table:table-cell>
          <table:table-cell table:style-name="ce7" office:value-type="string" calcext:value-type="string">
            <text:p>OA 37 (2) Fol</text:p>
          </table:table-cell>
          <table:table-cell table:style-name="ce15"/>
          <table:table-cell table:style-name="ce23" office:value-type="string" calcext:value-type="string">
            <text:p>Contre épreuve du dessin conservé à : Paris, Archives nationales, Cartes et plans, O1 3241, n° 77b</text:p>
          </table:table-cell>
          <table:table-cell table:style-name="ce26" office:value-type="string" calcext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Homme au pied d'un cheval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2,7 x 38,2 cm</text:p>
          </table:table-cell>
          <table:table-cell table:style-name="ce7" office:value-type="string" calcext:value-type="string">
            <text:p>Dessin à la pierre noire, traces d'encre brune à la plume</text:p>
          </table:table-cell>
          <table:table-cell table:style-name="ce7" office:value-type="string" calcext:value-type="string">
            <text:p>Paris, BnF, Département des Estampes et de la Photographie</text:p>
          </table:table-cell>
          <table:table-cell table:style-name="ce7" office:value-type="string" calcext:value-type="string">
            <text:p>OA 37 (2) Fol</text:p>
          </table:table-cell>
          <table:table-cell table:style-name="ce15"/>
          <table:table-cell table:style-name="ce23"/>
          <table:table-cell table:style-name="ce26" office:value-type="string" calcext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0">
          <table:table-cell table:style-name="ce2" office:value-type="string" calcext:value-type="string">
            <text:p>Pan et Diane avec leur suite</text:p>
          </table:table-cell>
          <table:table-cell table:style-name="ce7" office:value-type="string" calcext:value-type="string">
            <text:p>Chauveau François (?) 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31,8 x 22 cm</text:p>
          </table:table-cell>
          <table:table-cell table:style-name="ce7" office:value-type="string" calcext:value-type="string">
            <text:p>Dessin à la plume, à l'encre brune et au lavis brun</text:p>
          </table:table-cell>
          <table:table-cell table:style-name="ce7" office:value-type="string" calcext:value-type="string">
            <text:p>Paris, BnF, Bibliothèque de l'Opéra</text:p>
          </table:table-cell>
          <table:table-cell table:style-name="ce7" office:value-type="string" calcext:value-type="string">
            <text:p>Esquisses anciennes, II, 34</text:p>
          </table:table-cell>
          <table:table-cell table:style-name="ce15"/>
          <table:table-cell table:style-name="ce7" office:value-type="string" calcext:value-type="string">
            <text:p>Dessin préparatoire ou copie d'un des dessins figurant de le Ms. 7834 (BnF, Département des Manuscrits)</text:p>
          </table:table-cell>
          <table:table-cell table:style-name="ce26" office:value-type="string" calcext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1">
          <table:table-cell table:style-name="ce2" office:value-type="string" calcext:value-type="string">
            <text:p>Les Saisons avec leur suite</text:p>
          </table:table-cell>
          <table:table-cell table:style-name="ce7" office:value-type="string" calcext:value-type="string">
            <text:p>Chauveau François (?) </text:p>
          </table:table-cell>
          <table:table-cell table:style-name="ce7" office:value-type="string" calcext:value-type="string">
            <text:p>Dessin 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31,8 x 22 cm</text:p>
          </table:table-cell>
          <table:table-cell table:style-name="ce7" office:value-type="string" calcext:value-type="string">
            <text:p>Dessin à la plume, à l'encre brune et au lavis brun</text:p>
          </table:table-cell>
          <table:table-cell table:style-name="ce7" office:value-type="string" calcext:value-type="string">
            <text:p>Paris, BnF, Bibliothèque de l'Opéra</text:p>
          </table:table-cell>
          <table:table-cell table:style-name="ce7" office:value-type="string" calcext:value-type="string">
            <text:p>Esquisses anciennes, II, 35</text:p>
          </table:table-cell>
          <table:table-cell table:style-name="ce15"/>
          <table:table-cell table:style-name="ce7" office:value-type="string" calcext:value-type="string">
            <text:p>Dessin préparatoire ou copie d'un des dessins figurant de le Ms. 7834 (BnF, Département des Manuscrits)</text:p>
          </table:table-cell>
          <table:table-cell table:style-name="ce26" office:value-type="string" calcext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Représentation du ballet d’Alcine lors des Plaisirs de l’Ile enchantée 1664</text:p>
          </table:table-cell>
          <table:table-cell table:style-name="ce7" office:value-type="string" calcext:value-type="string">
            <text:p>Chauveau François (?) (d'après)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35,4 x 27 cm</text:p>
          </table:table-cell>
          <table:table-cell table:style-name="ce7" office:value-type="string" calcext:value-type="string">
            <text:p>contre-épreuve d’un 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38, n° 68b</text:p>
          </table:table-cell>
          <table:table-cell table:style-name="ce15" office:value-type="string" calcext:value-type="string">
            <text:p>http://www2.culture.gouv.fr/Wave/image/archim/MP/FRDAFAN08_SCEK000248N_2.jpg</text:p>
          </table:table-cell>
          <table:table-cell table:style-name="ce7" office:value-type="string" calcext:value-type="string">
            <text:p>Contre épreuve du dessin ayant servi à l'illustration du manuscrit : BnF, Ms. Fr. 7834, fol. 73.</text:p>
          </table:table-cell>
          <table:table-cell table:style-name="ce24" office:value-type="string" calcext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Le char d'Apollon, conduit par le Temps lors de la première journée des Plaisirs de l'Ile enchantée</text:p>
          </table:table-cell>
          <table:table-cell table:style-name="ce7" office:value-type="string" calcext:value-type="string">
            <text:p>Vigarani Carlo (d'après)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Après 1664</text:p>
          </table:table-cell>
          <table:table-cell table:style-name="ce7"/>
          <table:table-cell table:style-name="ce7" office:value-type="string" calcext:value-type="string">
            <text:p>56 x 41,4 cm</text:p>
          </table:table-cell>
          <table:table-cell table:style-name="ce7" office:value-type="string" calcext:value-type="string">
            <text:p>Contre-épreuve d’un 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38, n° 15</text:p>
          </table:table-cell>
          <table:table-cell table:style-name="ce15" office:value-type="string" calcext:value-type="string">
            <text:p><text:a xlink:href="http://www2.culture.gouv.fr/Wave/image/archim/MP/FRDAFAN08_SCEK000186N_2.jpg" xlink:type="simple">http://www2.culture.gouv.fr/Wave/image/archim/MP/FRDAFAN08_SCEK000186N_2.jpg</text:a></text:p>
          </table:table-cell>
          <table:table-cell table:style-name="ce7"/>
          <table:table-cell table:style-name="ce24" office:value-type="string" calcext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Le char d'Apollon, conduit par le Temps lors de la première journée des Plaisirs de l'Ile enchantée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Après 1664</text:p>
          </table:table-cell>
          <table:table-cell table:style-name="ce7"/>
          <table:table-cell table:style-name="ce7" office:value-type="string" calcext:value-type="string">
            <text:p>25,5 x 39,2 cm</text:p>
          </table:table-cell>
          <table:table-cell table:style-name="ce7" office:value-type="string" calcext:value-type="string">
            <text:p>Contre-épreuve d’un 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1, n° 77b</text:p>
          </table:table-cell>
          <table:table-cell table:style-name="ce15" office:value-type="string" calcext:value-type="string">
            <text:p><text:a xlink:href="http://www2.culture.gouv.fr/Wave/image/archim/MP/FRDAFAN08_SCEK000646N_2.jpg" xlink:type="simple">http://www2.culture.gouv.fr/Wave/image/archim/MP/FRDAFAN08_SCEK000646N_2.jpg</text:a></text:p>
          </table:table-cell>
          <table:table-cell table:style-name="ce7" office:value-type="string" calcext:value-type="string">
            <text:p>Certainement la contre épreuve du dessin, BnF, OA 37 (2) Fol, fol. 171</text:p>
          </table:table-cell>
          <table:table-cell table:style-name="ce26" office:value-type="string" calcext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La machine de Pan et Diane</text:p>
          </table:table-cell>
          <table:table-cell table:style-name="ce7" office:value-type="string" calcext:value-type="string">
            <text:p>Vigarani Carlo (d'après)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Après 1664</text:p>
          </table:table-cell>
          <table:table-cell table:style-name="ce7"/>
          <table:table-cell table:style-name="ce7" office:value-type="string" calcext:value-type="string">
            <text:p>53,5 x 38,3</text:p>
          </table:table-cell>
          <table:table-cell table:style-name="ce7" office:value-type="string" calcext:value-type="string">
            <text:p>Contre-épreuve d’un dessin à la pierre noire</text:p>
          </table:table-cell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Cartes et plans, O1 3242A, n° 52</text:p>
          </table:table-cell>
          <table:table-cell table:style-name="ce15" office:value-type="string" calcext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 calcext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Le Printemps. Mademoiselle Duparc sur un cheval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3 x 37,5 cm</text:p>
          </table:table-cell>
          <table:table-cell table:style-name="ce7" office:value-type="string" calcext:value-type="string">
            <text:p>Contre-épreuve d'un dessin à la pierre noire</text:p>
          </table:table-cell>
          <table:table-cell table:style-name="ce7" office:value-type="string" calcext:value-type="string">
            <text:p>Stockholm, Konstakademien</text:p>
          </table:table-cell>
          <table:table-cell table:style-name="ce7" office:value-type="string" calcext:value-type="string">
            <text:p>portef. 22, no 30</text:p>
          </table:table-cell>
          <table:table-cell table:style-name="ce15"/>
          <table:table-cell table:style-name="ce23" office:value-type="string" calcext:value-type="string">
            <text:p>Contre épreuve du dessin conservé à la : BnF, Département des Estampes, OA 37 (2) Fol</text:p>
          </table:table-cell>
          <table:table-cell table:style-name="ce26" office:value-type="string" calcext:value-type="string">
            <text:p>merveilles17_arc_Stockp22_030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L’Automne. Le sieur La Thorillière sur un chameau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Dessin (contre-épreuve)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52 x 37,5 cm</text:p>
          </table:table-cell>
          <table:table-cell table:style-name="ce7" office:value-type="string" calcext:value-type="string">
            <text:p>Contre-épreuve d'un dessin à la pierre noire</text:p>
          </table:table-cell>
          <table:table-cell table:style-name="ce7" office:value-type="string" calcext:value-type="string">
            <text:p>Stockholm, Konstakademien</text:p>
          </table:table-cell>
          <table:table-cell table:style-name="ce7" office:value-type="string" calcext:value-type="string">
            <text:p>portef. 22, no 31</text:p>
          </table:table-cell>
          <table:table-cell table:style-name="ce15"/>
          <table:table-cell table:style-name="ce23" office:value-type="string" calcext:value-type="string">
            <text:p>Contre épreuve du dessin conservé à la : BnF, Département des Estampes, OA 37 (2) Fol</text:p>
          </table:table-cell>
          <table:table-cell table:style-name="ce26" office:value-type="string" calcext:value-type="string">
            <text:p>merveilles17_arc_Stockp22_03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Les Plaisirs de l'île enchantée , ou les fêtes et divertissements du roi, à Versailles,<text:span text:style-name="T1"> frontispice, extrait d'André Félibien,</text:span><text:span text:style-name="T2"> Les plaisirs de l’île enchantée…, </text:span><text:span text:style-name="T3">Paris, Imprimerie royale, 1673, in-fol</text:span></text:p>
            <text:p><text:span text:style-name="T4"/>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8 x 42,3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14.item" xlink:type="simple">https://gallica.bnf.fr/ark:/12148/btv1b8626216h/f14.item</text:a></text:p>
          </table:table-cell>
          <table:table-cell table:style-name="ce7"/>
          <table:table-cell table:style-name="ce27" office:value-type="string" calcext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Première journée : Carrousel dans les jardins. Marche de Roger (le roi) et des chevaliers accompagnés du char d’Apollon <text:span text:style-name="T1">Estampe extraite d'André Félibien,</text:span><text:span text:style-name="T2"> Les plaisirs de l’île enchantée…, </text:span><text:span text:style-name="T3">Paris, Imprimerie royale, 1673, in-fol</text:span></text:p>
            <text:p><text:span text:style-name="T4"/>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7,6 x 42,3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19.item" xlink:type="simple">https://gallica.bnf.fr/ark:/12148/btv1b8626216h/f19.item</text:a></text:p>
          </table:table-cell>
          <table:table-cell table:style-name="ce7"/>
          <table:table-cell table:style-name="ce27" office:value-type="string" calcext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Première journée : Comparse du roi et de ses chevaliers avec toute leur suite…, <text:span text:style-name="T1">Estampe extraite d'André Félibien,</text:span><text:span text:style-name="T2"> Les plaisirs de l’île enchantée…, </text:span><text:span text:style-name="T3">Paris, Imprimerie royale, 1673, in-fol</text:span></text:p>
            <text:p><text:span text:style-name="T4"/>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7,6 x 42,3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https://gallica.bnf.fr/ark:/12148/btv1b8626216h/f22.item</text:p>
          </table:table-cell>
          <table:table-cell table:style-name="ce7"/>
          <table:table-cell table:style-name="ce27" office:value-type="string" calcext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Première journée : course de bague disputée par le Roi et ses chevaliers…,<text:span text:style-name="T1"> Estampe</text:span><text:span text:style-name="T2"> </text:span><text:span text:style-name="T3">extraite d'André Félibien,</text:span><text:span text:style-name="T2"> Les plaisirs de l’île enchantée…, </text:span><text:span text:style-name="T3">Paris, Imprimerie royale, 1673, in-fol</text:span></text:p>
            <text:p><text:span text:style-name="T4"/>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7,6 x 42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25.item" xlink:type="simple">https://gallica.bnf.fr/ark:/12148/btv1b8626216h/f25.item</text:a></text:p>
          </table:table-cell>
          <table:table-cell table:style-name="ce7"/>
          <table:table-cell table:style-name="ce27" office:value-type="string" calcext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Première journée : Comparse des quatre Saisons avec leur suite de concertants…, <text:span text:style-name="T1">Estampe extraite d'André Félibien,</text:span><text:span text:style-name="T2"> Les plaisirs de l’île enchantée…, </text:span><text:span text:style-name="T3">Paris, Imprimerie royale, 1673, in-fol</text:span></text:p>
            <text:p><text:span text:style-name="T4"/>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5" office:value-type="string" calcext:value-type="string">
            <text:p>27,6 x 42,2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28.item" xlink:type="simple">https://gallica.bnf.fr/ark:/12148/btv1b8626216h/f28.item</text:a></text:p>
          </table:table-cell>
          <table:table-cell table:style-name="ce7"/>
          <table:table-cell table:style-name="ce27" office:value-type="string" calcext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<text:span text:style-name="T2"> Les plaisirs de l’île enchantée…, </text:span><text:span text:style-name="T3">Paris, Imprimerie royale, 1673, in-fol</text:span></text:p>
            <text:p><text:span text:style-name="T4"/>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7" office:value-type="string" calcext:value-type="string">
            <text:p>27,5 x 42,2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31.item" xlink:type="simple">https://gallica.bnf.fr/ark:/12148/btv1b8626216h/f31.item</text:a></text:p>
          </table:table-cell>
          <table:table-cell table:style-name="ce7"/>
          <table:table-cell table:style-name="ce28" office:value-type="string" calcext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Seconde journée : Représentation de <text:span text:style-name="T1">La Princesse d'Elide</text:span><text:span text:style-name="T2">, </text:span><text:span text:style-name="T3">Estampe extraite d'André Félibien,</text:span><text:span text:style-name="T2"> Les plaisirs de l’île enchantée…, </text:span><text:span text:style-name="T3">Paris, Imprimerie royale, 1673, in-fol</text:span></text:p>
            <text:p><text:span text:style-name="T4"/></text:p>
          </table:table-cell>
          <table:table-cell table:style-name="ce7" office:value-type="string" calcext:value-type="string">
            <text:p>Lepautre Jean ; Silvestre Israël (d'après)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5" office:value-type="string" calcext:value-type="string">
            <text:p>28,2 x 42,8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50.item" xlink:type="simple">https://gallica.bnf.fr/ark:/12148/btv1b8626216h/f50.item</text:a></text:p>
          </table:table-cell>
          <table:table-cell table:style-name="ce7"/>
          <table:table-cell table:style-name="ce28" office:value-type="string" calcext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Troisième journée : Théâtre dressé au milieu du grand étang représentant l'île d'Alcine, <text:span text:style-name="T1">Estampe extraite d'André Félibien,</text:span><text:span text:style-name="T2"> Les plaisirs de l’île enchantée…, </text:span><text:span text:style-name="T3">Paris, Imprimerie royale, 1673, in-fol</text:span></text:p>
            <text:p><text:span text:style-name="T4"/>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5" office:value-type="string" calcext:value-type="string">
            <text:p>27,1 x 42,4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113.item" xlink:type="simple">https://gallica.bnf.fr/ark:/12148/btv1b8626216h/f113.item</text:a></text:p>
          </table:table-cell>
          <table:table-cell table:style-name="ce7"/>
          <table:table-cell table:style-name="ce28" office:value-type="string" calcext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 calcext:value-type="string">
            <text:p>Troisième journée : Rupture du palais et des enchantements de l'île d'Alcine représenté par un feu d'artifice, <text:span text:style-name="T1">Estampe extraite d'André Félibien,</text:span><text:span text:style-name="T2"> Les plaisirs de l’île enchantée…, </text:span><text:span text:style-name="T3">Paris, Imprimerie royale, 1673, in-fol</text:span></text:p>
            <text:p><text:span text:style-name="T4"/></text:p>
          </table:table-cell>
          <table:table-cell table:style-name="ce7" office:value-type="string" calcext:value-type="string">
            <text:p>Lepautre Jean ; Silvestre Israël 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1664 ou postérieur</text:p>
          </table:table-cell>
          <table:table-cell table:style-name="ce7" office:value-type="string" calcext:value-type="string">
            <text:p>Silvestre Israël </text:p>
          </table:table-cell>
          <table:table-cell table:style-name="ce5" office:value-type="string" calcext:value-type="string">
            <text:p>28,2 x 42,9 cm</text:p>
          </table:table-cell>
          <table:table-cell table:style-name="ce7" office:value-type="string" calcext:value-type="string">
            <text:p>Estampe</text:p>
          </table:table-cell>
          <table:table-cell table:style-name="ce7" office:value-type="string" calcext:value-type="string">
            <text:p>Paris, BnF, Réserve des livres rares</text:p>
          </table:table-cell>
          <table:table-cell table:style-name="ce7" office:value-type="string" calcext:value-type="string">
            <text:p>RES-V-498</text:p>
          </table:table-cell>
          <table:table-cell table:style-name="ce15" office:value-type="string" calcext:value-type="string">
            <text:p><text:a xlink:href="https://gallica.bnf.fr/ark:/12148/btv1b8626216h/f116.item" xlink:type="simple">https://gallica.bnf.fr/ark:/12148/btv1b8626216h/f116.item</text:a></text:p>
          </table:table-cell>
          <table:table-cell table:style-name="ce7"/>
          <table:table-cell table:style-name="ce28" office:value-type="string" calcext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4" office:value-type="string" calcext:value-type="string">
            <text:p>La Bradamante ridicule représentée devant le Roy</text:p>
          </table:table-cell>
          <table:table-cell table:style-name="ce5" office:value-type="string" calcext:value-type="string">
            <text:p>Anonyme</text:p>
          </table:table-cell>
          <table:table-cell table:style-name="ce5" office:value-type="string" calcext:value-type="string">
            <text:p>Estampe pour écran à main</text:p>
          </table:table-cell>
          <table:table-cell table:style-name="ce5" office:value-type="string" calcext:value-type="string">
            <text:p>1664 ou posterieur</text:p>
          </table:table-cell>
          <table:table-cell table:style-name="ce5" office:value-type="string" calcext:value-type="string">
            <text:p>s.n.</text:p>
          </table:table-cell>
          <table:table-cell table:style-name="ce5"/>
          <table:table-cell table:style-name="ce13" office:value-type="string" calcext:value-type="string">
            <text:p>Estampe à l'eau-forte</text:p>
          </table:table-cell>
          <table:table-cell table:style-name="ce5" office:value-type="string" calcext:value-type="string">
            <text:p>Paris, BnF, Département des Estampes et de la Photographie</text:p>
          </table:table-cell>
          <table:table-cell table:style-name="ce5" office:value-type="string" calcext:value-type="string">
            <text:p>Réserve, Coll. Hennin, QB-201 (31)-FOL &lt; p. 24 <text:s/>&gt;</text:p>
          </table:table-cell>
          <table:table-cell table:style-name="ce14" office:value-type="string" calcext:value-type="string">
            <text:p><text:a xlink:href="https://gallica.bnf.fr/ark:/12148/btv1b84033839" xlink:type="simple">https://gallica.bnf.fr/ark:/12148/btv1b84033839</text:a></text:p>
          </table:table-cell>
          <table:table-cell table:style-name="ce21"/>
          <table:table-cell table:style-name="ce29" office:value-type="string" calcext:value-type="string">
            <text:p>merveilles17_gr_bradamante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4" office:value-type="string" calcext:value-type="string">
            <text:p>La Bradamante ridicule représentée devant le Roy</text:p>
          </table:table-cell>
          <table:table-cell table:style-name="ce5" office:value-type="string" calcext:value-type="string">
            <text:p>Anonyme</text:p>
          </table:table-cell>
          <table:table-cell table:style-name="ce5" office:value-type="string" calcext:value-type="string">
            <text:p>Estampe pour écran à main</text:p>
          </table:table-cell>
          <table:table-cell table:style-name="ce5" office:value-type="string" calcext:value-type="string">
            <text:p>1664 ou posterieur</text:p>
          </table:table-cell>
          <table:table-cell table:style-name="ce5" office:value-type="string" calcext:value-type="string">
            <text:p>s.n.</text:p>
          </table:table-cell>
          <table:table-cell table:style-name="ce5"/>
          <table:table-cell table:style-name="ce13" office:value-type="string" calcext:value-type="string">
            <text:p>Estampe à l'eau-forte</text:p>
          </table:table-cell>
          <table:table-cell table:style-name="ce5" office:value-type="string" calcext:value-type="string">
            <text:p>Paris, BnF, Département des Estampes et de la Photographie</text:p>
          </table:table-cell>
          <table:table-cell table:style-name="ce5" office:value-type="string" calcext:value-type="string">
            <text:p>Réserve, Coll. Hennin, QB-201 (31)-FOL &lt; p. 25 <text:s/>&gt;</text:p>
          </table:table-cell>
          <table:table-cell table:style-name="ce14" office:value-type="string" calcext:value-type="string">
            <text:p><text:a xlink:href="https://gallica.bnf.fr/ark:/12148/btv1b8403384q" xlink:type="simple">https://gallica.bnf.fr/ark:/12148/btv1b8403384q</text:a></text:p>
          </table:table-cell>
          <table:table-cell table:style-name="ce21"/>
          <table:table-cell table:style-name="ce29" office:value-type="string" calcext:value-type="string">
            <text:p>merveilles17_gr_bradamante_002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 calcext:value-type="string">
            <text:p>Journal d’Olivier Lefèvre d’Ormesson</text:p>
          </table:table-cell>
          <table:table-cell table:style-name="ce5" office:value-type="string" calcext:value-type="string">
            <text:p>Ormesson, Olivier Lefèvre, d’</text:p>
          </table:table-cell>
          <table:table-cell table:style-name="ce5" office:value-type="string" calcext:value-type="string">
            <text:p>Manuscrit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 calcext:value-type="string">
            <text:p><text:a xlink:href="https://gallica.bnf.fr/ark:/12148/bpt6k6220117v/f300.image" xlink:type="simpl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 calcext:value-type="string">
            <text:p>Mémoires de messire Roger de Rabutin, comte de Bussy</text:p>
          </table:table-cell>
          <table:table-cell table:style-name="ce5" office:value-type="string" calcext:value-type="string">
            <text:p>Bussy-Rabutin, Roger de Rabutin, comte de Bussy, dit</text:p>
          </table:table-cell>
          <table:table-cell table:style-name="ce5" office:value-type="string" calcext:value-type="string">
            <text:p>Manuscrit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 calcext:value-type="string">
            <text:p><text:a xlink:href="https://books.google.fr/books?id=EZEDAAAAQAAJ&amp;hl=fr&amp;pg=PA225" xlink:type="simple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 calcext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 calcext:value-type="string">
            <text:p>Le Normand Jacques I (notaire)</text:p>
          </table:table-cell>
          <table:table-cell table:style-name="ce7" office:value-type="string" calcext:value-type="string">
            <text:p>Marché (minute)</text:p>
          </table:table-cell>
          <table:table-cell table:style-name="ce7" office:value-type="string" calcext:value-type="string">
            <text:p>1664/03/20</text:p>
          </table:table-cell>
          <table:table-cell table:style-name="ce7" table:number-columns-repeated="2"/>
          <table:table-cell table:style-name="ce10"/>
          <table:table-cell table:style-name="ce7" office:value-type="string" calcext:value-type="string">
            <text:p>Paris, Archives nationales</text:p>
          </table:table-cell>
          <table:table-cell table:style-name="ce7" office:value-type="string" calcext:value-type="string">
            <text:p>MC/RS//388, 20 mars 1664 (Cote originelle du document : MC/ET/CXVII/57)</text:p>
          </table:table-cell>
          <table:table-cell table:style-name="ce19" office:value-type="string" calcext:value-type="string">
            <text:p><text:a xlink:href="https://www.siv.archives-nationales.culture.gouv.fr/siv/media/FRAN_IR_043435/c1p74k2fww7n-msgxbz6wpmfc/FRAN_0159_05541_L" xlink:type="simple">https://www.siv.archives-nationales.culture.gouv.fr/siv/media/FRAN_IR_043435/c1p74k2fww7n-msgxbz6wpmfc/FRAN_0159_05541_L</text:a></text:p>
          </table:table-cell>
          <table:table-cell table:style-name="ce20" office:value-type="string" calcext:value-type="string">
            <text:p><text:span text:style-name="T5">Cent ans de recherche sur Molière</text:span><text:span text:style-name="T6">, CLVIII : https://www.siv.archives-nationales.culture.gouv.fr/mm/media/download/FRAN_ANX_008004.pdf</text:span></text:p>
          </table:table-cell>
          <table:table-cell table:style-name="ce26" office:value-type="string" calcext:value-type="string">
            <text:p>merveilles17_arc_anmcrs388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 calcext:value-type="string">
            <text:p>Feu d'artifice tiré à Versailles</text:p>
          </table:table-cell>
          <table:table-cell table:style-name="ce7" office:value-type="string" calcext:value-type="string">
            <text:p>Anonyme</text:p>
          </table:table-cell>
          <table:table-cell table:style-name="ce7" office:value-type="string" calcext:value-type="string">
            <text:p>Peinture</text:p>
          </table:table-cell>
          <table:table-cell table:style-name="ce7" office:value-type="string" calcext:value-type="string">
            <text:p>1664 ou postérieur</text:p>
          </table:table-cell>
          <table:table-cell table:style-name="ce7"/>
          <table:table-cell table:style-name="ce7" office:value-type="string" calcext:value-type="string">
            <text:p>40,5 x 59,5 cm</text:p>
          </table:table-cell>
          <table:table-cell table:style-name="ce7" office:value-type="string" calcext:value-type="string">
            <text:p>Huile sur toile</text:p>
          </table:table-cell>
          <table:table-cell table:style-name="ce7" office:value-type="string" calcext:value-type="string">
            <text:p>Versailles, Musée Lambinet</text:p>
          </table:table-cell>
          <table:table-cell table:style-name="ce7" office:value-type="float" office:value="2579" calcext:value-type="float">
            <text:p>2579</text:p>
          </table:table-cell>
          <table:table-cell table:style-name="ce15"/>
          <table:table-cell table:style-name="ce7" table:number-columns-repeated="4"/>
          <table:table-cell table:style-name="ce36"/>
          <table:table-cell table:style-name="ce9" table:number-columns-repeated="1009"/>
        </table:table-row>
        <table:table-row table:style-name="ro1">
          <table:table-cell table:style-name="ce2" office:value-type="string" calcext:value-type="string">
            <text:p>Relazione del viaggio fatto dall’ill.mo Sig. Card.e Chigi</text:p>
          </table:table-cell>
          <table:table-cell table:style-name="ce5" office:value-type="string" calcext:value-type="string">
            <text:p>Baldini, Stefano</text:p>
          </table:table-cell>
          <table:table-cell table:style-name="ce5" office:value-type="string" calcext:value-type="string">
            <text:p>Manuscrit</text:p>
          </table:table-cell>
          <table:table-cell table:style-name="ce5" office:value-type="string" calcext:value-type="string">
            <text:p>1664/07/30</text:p>
          </table:table-cell>
          <table:table-cell table:style-name="ce5" table:number-columns-repeated="2"/>
          <table:table-cell table:style-name="ce13"/>
          <table:table-cell table:style-name="ce5" office:value-type="string" calcext:value-type="string">
            <text:p>Rome, Biblioteca Apostolica Vaticana </text:p>
          </table:table-cell>
          <table:table-cell table:style-name="ce5" office:value-type="string" calcext:value-type="string">
            <text:p>Manuscrit Chigi E.II.38</text:p>
          </table:table-cell>
          <table:table-cell table:style-name="ce14" office:value-type="string" calcext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>
          <table:table-cell table:style-name="ce2" office:value-type="string" calcext:value-type="string">
            <text:p>Mémoire du traitement fait par la Maison du Roi à Monsieur le Cardinal Chigi</text:p>
          </table:table-cell>
          <table:table-cell table:style-name="ce5" office:value-type="string" calcext:value-type="string">
            <text:p>Chantelou, Paul de</text:p>
          </table:table-cell>
          <table:table-cell table:style-name="ce5" office:value-type="string" calcext:value-type="string">
            <text:p>Manuscrit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table:number-columns-repeated="2"/>
          <table:table-cell table:style-name="ce13"/>
          <table:table-cell table:style-name="ce5" office:value-type="string" calcext:value-type="string">
            <text:p>Paris, BnF, Département des Manuscrits occidentaux</text:p>
          </table:table-cell>
          <table:table-cell table:style-name="ce5" office:value-type="string" calcext:value-type="string">
            <text:p>Ms.fr. 6143</text:p>
          </table:table-cell>
          <table:table-cell table:style-name="ce14" office:value-type="string" calcext:value-type="string">
            <text:p>http://moliere.huma-num.fr/base.php?Chantelou%2C_M%C3%A9moire_du_traitement_fait_par_la_Maison_du_Roi_%C3%A0_Monsieur_le_Cardinal_Chigi</text:p>
          </table:table-cell>
          <table:table-cell table:style-name="ce22" office:value-type="string" calcext:value-type="string">
            <text:p><text:a xlink:href="https://journals.openedition.org/mefrim/629" xlink:type="simple">https://journals.openedition.org/mefrim/629</text:a></text:p>
          </table:table-cell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13"/>
          <table:table-cell table:style-name="ce5" table:number-columns-repeated="2"/>
          <table:table-cell table:style-name="ce14"/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au1" table:target-range-address="Feuil1.A1:Feuil1.O8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 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Gaëlle Lafage</meta:initial-creator>
    <dc:creator>Gaëlle Lafage</dc:creator>
    <meta:creation-date>2020-01-30T15:15:13</meta:creation-date>
    <dc:date>2020-02-02T19:04:02</dc:date>
    <meta:generator>LibreOffice/6.3.4.2$MacOSX_X86_64 LibreOffice_project/60da17e045e08f1793c57c00ba83cdfce946d0aa</meta:generator>
    <meta:document-statistic meta:table-count="1" meta:cell-count="74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